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lestone 2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obin</text:p>
            <text:p>Jan</text:p>
            <text:p>&amp; Andreas Weg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 6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7:36:57.442592133</meta:creation-date>
    <dc:date>2016-11-17T17:44:48.356567233</dc:date>
    <meta:editing-duration>PT7M50S</meta:editing-duration>
    <meta:editing-cycles>3</meta:editing-cycles>
    <meta:generator>LibreOffice/5.1.4.2$Linux_X86_64 LibreOffice_project/10m0$Build-2</meta:generator>
    <meta:document-statistic meta:object-count="29"/>
  </office:meta>
</office:document-meta>
</file>